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none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74pt dotted #000000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0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/>
    </style:style>
    <style:style style:name="ce42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3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8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49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8pt"/>
    </style:style>
    <style:style style:name="ce6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53" style:family="table-cell" style:parent-style-name="Default">
      <style:table-cell-properties fo:border-bottom="none" fo:border-left="0.99pt solid #000000" fo:border-right="0.99pt dotted #000000" fo:border-top="0.99pt solid #000000"/>
      <style:text-properties fo:font-size="8pt"/>
    </style:style>
    <style:style style:name="ce54" style:family="table-cell" style:parent-style-name="Default">
      <style:table-cell-properties fo:border-bottom="0.74pt fine-dashed #000000" fo:border-left="0.99pt solid #000000" fo:border-right="0.99pt dotted #000000" fo:border-top="none"/>
      <style:text-properties fo:font-size="8pt"/>
    </style:style>
    <style:style style:name="ce55" style:family="table-cell" style:parent-style-name="Default">
      <style:table-cell-properties fo:border-bottom="none" fo:border-left="0.99pt solid #000000" fo:border-right="0.99pt dotted #000000" fo:border-top="none"/>
      <style:text-properties fo:font-size="8pt"/>
    </style:style>
    <style:style style:name="ce56" style:family="table-cell" style:parent-style-name="Default">
      <style:table-cell-properties fo:border-bottom="none" fo:border-left="0.99pt solid #000000" fo:border-right="0.99pt dotted #000000" fo:border-top="0.74pt dotted #000000"/>
      <style:text-properties fo:font-size="8pt"/>
    </style:style>
    <style:style style:name="ce57" style:family="table-cell" style:parent-style-name="Default">
      <style:table-cell-properties fo:border-bottom="0.74pt dotted #000000" fo:border-left="0.99pt solid #000000" fo:border-right="0.99pt dotted #000000" fo:border-top="none"/>
      <style:text-properties fo:font-size="8pt"/>
    </style:style>
    <style:style style:name="ce58" style:family="table-cell" style:parent-style-name="Default">
      <style:table-cell-properties fo:border-bottom="none" fo:border-left="0.99pt solid #000000" fo:border-right="0.99pt dotted #000000" fo:border-top="0.74pt fine-dashed #000000"/>
      <style:text-properties fo:font-size="8pt"/>
    </style:style>
    <style:style style:name="ce59" style:family="table-cell" style:parent-style-name="Default">
      <style:table-cell-properties fo:border-bottom="0.99pt solid #000000" fo:border-left="0.99pt solid #000000" fo:border-right="0.99pt dotted #000000" fo:border-top="none"/>
      <style:text-properties fo:font-size="8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63" style:family="table-cell" style:parent-style-name="Default">
      <style:table-cell-properties fo:border-bottom="none" fo:border-left="none" fo:border-right="0.74pt dashed #000000" fo:border-top="0.99pt solid #000000"/>
      <style:text-properties fo:font-size="8pt"/>
    </style:style>
    <style:style style:name="ce64" style:family="table-cell" style:parent-style-name="Default">
      <style:table-cell-properties fo:border-bottom="0.74pt fine-dashed #000000" fo:border-left="none" fo:border-right="0.74pt dashed #000000" fo:border-top="none"/>
      <style:text-properties fo:font-size="8pt"/>
    </style:style>
    <style:style style:name="ce65" style:family="table-cell" style:parent-style-name="Default">
      <style:table-cell-properties fo:border-bottom="none" fo:border-left="none" fo:border-right="0.74pt dashed #000000" fo:border-top="none"/>
      <style:text-properties fo:font-size="8pt"/>
    </style:style>
    <style:style style:name="ce66" style:family="table-cell" style:parent-style-name="Default">
      <style:table-cell-properties fo:border-bottom="none" fo:border-left="none" fo:border-right="0.74pt dashed #000000" fo:border-top="0.74pt dotted #000000"/>
      <style:text-properties fo:font-size="8pt"/>
    </style:style>
    <style:style style:name="ce67" style:family="table-cell" style:parent-style-name="Default">
      <style:table-cell-properties fo:border-bottom="0.74pt dotted #000000" fo:border-left="none" fo:border-right="0.74pt dashed #000000" fo:border-top="none"/>
      <style:text-properties fo:font-size="8pt"/>
    </style:style>
    <style:style style:name="ce68" style:family="table-cell" style:parent-style-name="Default">
      <style:table-cell-properties fo:border-bottom="none" fo:border-left="none" fo:border-right="0.74pt dashed #000000" fo:border-top="0.74pt fine-dashed #000000"/>
      <style:text-properties fo:font-size="8pt"/>
    </style:style>
    <style:style style:name="ce69" style:family="table-cell" style:parent-style-name="Default">
      <style:table-cell-properties fo:border-bottom="0.99pt solid #000000" fo:border-left="none" fo:border-right="0.74pt dashed #000000" fo:border-top="none"/>
      <style:text-properties fo:font-size="8pt"/>
    </style:style>
    <style:style style:name="ce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71" style:family="table-cell" style:parent-style-name="Default">
      <style:table-cell-properties fo:border-bottom="none" fo:border-left="none" fo:border-right="0.99pt dotted #000000" fo:border-top="0.99pt solid #000000"/>
      <style:text-properties fo:font-size="8pt"/>
    </style:style>
    <style:style style:name="ce72" style:family="table-cell" style:parent-style-name="Default">
      <style:table-cell-properties fo:border-bottom="0.74pt fine-dashed #000000" fo:border-left="none" fo:border-right="0.99pt dotted #000000" fo:border-top="none"/>
      <style:text-properties fo:font-size="8pt"/>
    </style:style>
    <style:style style:name="ce73" style:family="table-cell" style:parent-style-name="Default">
      <style:table-cell-properties fo:border-bottom="none" fo:border-left="none" fo:border-right="0.99pt dotted #000000" fo:border-top="none"/>
      <style:text-properties fo:font-size="8pt"/>
    </style:style>
    <style:style style:name="ce74" style:family="table-cell" style:parent-style-name="Default">
      <style:table-cell-properties fo:border-bottom="none" fo:border-left="none" fo:border-right="0.99pt dotted #000000" fo:border-top="0.74pt dotted #000000"/>
      <style:text-properties fo:font-size="8pt"/>
    </style:style>
    <style:style style:name="ce75" style:family="table-cell" style:parent-style-name="Default">
      <style:table-cell-properties fo:border-bottom="0.74pt dotted #000000" fo:border-left="none" fo:border-right="0.99pt dotted #000000" fo:border-top="none"/>
      <style:text-properties fo:font-size="8pt"/>
    </style:style>
    <style:style style:name="ce76" style:family="table-cell" style:parent-style-name="Default">
      <style:table-cell-properties fo:border-bottom="none" fo:border-left="none" fo:border-right="0.99pt dotted #000000" fo:border-top="0.74pt fine-dashed #000000"/>
      <style:text-properties fo:font-size="8pt"/>
    </style:style>
    <style:style style:name="ce77" style:family="table-cell" style:parent-style-name="Default">
      <style:table-cell-properties fo:border-bottom="0.99pt solid #000000" fo:border-left="none" fo:border-right="0.99pt dotted #000000" fo:border-top="none"/>
      <style:text-properties fo:font-size="8pt"/>
    </style:style>
    <style:style style:name="ce78" style:family="table-cell" style:parent-style-name="Default">
      <style:table-cell-properties fo:border-bottom="none" fo:border-left="none" fo:border-right="0.99pt dashed #000000" fo:border-top="0.99pt solid #000000"/>
      <style:text-properties fo:font-size="8pt"/>
    </style:style>
    <style:style style:name="ce79" style:family="table-cell" style:parent-style-name="Default">
      <style:table-cell-properties fo:border-bottom="0.74pt fine-dashed #000000" fo:border-left="none" fo:border-right="0.99pt dashed #000000" fo:border-top="none"/>
      <style:text-properties fo:font-size="8pt"/>
    </style:style>
    <style:style style:name="ce80" style:family="table-cell" style:parent-style-name="Default">
      <style:table-cell-properties fo:border-bottom="none" fo:border-left="none" fo:border-right="0.99pt dashed #000000" fo:border-top="none"/>
      <style:text-properties fo:font-size="8pt"/>
    </style:style>
    <style:style style:name="ce81" style:family="table-cell" style:parent-style-name="Default">
      <style:table-cell-properties fo:border-bottom="none" fo:border-left="none" fo:border-right="0.99pt dashed #000000" fo:border-top="0.74pt dotted #000000"/>
      <style:text-properties fo:font-size="8pt"/>
    </style:style>
    <style:style style:name="ce82" style:family="table-cell" style:parent-style-name="Default">
      <style:table-cell-properties fo:border-bottom="0.74pt dotted #000000" fo:border-left="none" fo:border-right="0.99pt dashed #000000" fo:border-top="none"/>
      <style:text-properties fo:font-size="8pt"/>
    </style:style>
    <style:style style:name="ce83" style:family="table-cell" style:parent-style-name="Default">
      <style:table-cell-properties fo:border-bottom="none" fo:border-left="none" fo:border-right="0.99pt dashed #000000" fo:border-top="0.74pt fine-dashed #000000"/>
      <style:text-properties fo:font-size="8pt"/>
    </style:style>
    <style:style style:name="ce84" style:family="table-cell" style:parent-style-name="Default">
      <style:table-cell-properties fo:border-bottom="0.99pt solid #000000" fo:border-left="none" fo:border-right="0.99pt dashed #000000" fo:border-top="none"/>
      <style:text-properties fo:font-size="8pt"/>
    </style:style>
    <style:style style:name="ce1" style:family="table-cell" style:parent-style-name="Default">
      <style:text-properties fo:font-size="8pt"/>
    </style:style>
    <style:style style:name="gr1" style:family="graphic">
      <style:graphic-properties draw:fill-color="#ffffff" draw:textarea-horizontal-align="justify" draw:textarea-vertical-align="middle" draw:auto-grow-height="false" fo:min-height="14.43pt" fo:min-width="14.43pt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0.38pt" svg:height="20.38pt" svg:x="160.92pt" svg:y="143.2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20.38pt" svg:height="20.38pt" svg:x="161.49pt" svg:y="93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20.38pt" svg:height="20.38pt" svg:x="161.06pt" svg:y="245.8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20.38pt" svg:height="20.38pt" svg:x="161.35pt" svg:y="298.8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20.38pt" svg:height="20.38pt" svg:x="160.89pt" svg:y="196.5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1" svg:width="20.38pt" svg:height="20.38pt" svg:x="101.06pt" svg:y="14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" draw:text-style-name="P1" svg:width="20.38pt" svg:height="20.38pt" svg:x="101.62pt" svg:y="91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1" draw:text-style-name="P1" svg:width="20.38pt" svg:height="20.38pt" svg:x="101.2pt" svg:y="244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20.38pt" svg:height="20.38pt" svg:x="101.48pt" svg:y="297.4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" draw:text-style-name="P1" svg:width="20.38pt" svg:height="20.38pt" svg:x="101.03pt" svg:y="195.1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1" svg:width="20.38pt" svg:height="20.38pt" svg:x="221.61pt" svg:y="143.2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1" svg:width="20.38pt" svg:height="20.38pt" svg:x="222.18pt" svg:y="93.4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1" svg:width="20.38pt" svg:height="20.38pt" svg:x="221.75pt" svg:y="245.9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" draw:text-style-name="P1" svg:width="20.38pt" svg:height="20.38pt" svg:x="222.04pt" svg:y="298.9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" draw:text-style-name="P1" svg:width="20.38pt" svg:height="20.38pt" svg:x="221.58pt" svg:y="196.6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" draw:text-style-name="P1" svg:width="20.38pt" svg:height="20.38pt" svg:x="282.67pt" svg:y="142.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" draw:text-style-name="P1" svg:width="20.38pt" svg:height="20.38pt" svg:x="283.24pt" svg:y="92.3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" draw:text-style-name="P1" svg:width="20.38pt" svg:height="20.38pt" svg:x="282.81pt" svg:y="244.7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" draw:text-style-name="P1" svg:width="20.38pt" svg:height="20.38pt" svg:x="283.1pt" svg:y="297.7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1" draw:text-style-name="P1" svg:width="20.38pt" svg:height="20.38pt" svg:x="282.64pt" svg:y="195.4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ce34"/>
        <table:table-column table:style-name="co2" table:number-columns-repeated="16" table:default-cell-style-name="ce34"/>
        <table:table-column table:style-name="co3" table:number-columns-repeated="1001" table:default-cell-style-name="ce34"/>
        <table:table-row table:style-name="ro1">
          <table:table-cell table:style-name="ce3" office:value-type="string" calcext:value-type="string" table:number-columns-spanned="1" table:number-rows-spanned="3">
            <text:p>h</text:p>
          </table:table-cell>
          <table:table-cell table:style-name="ce3" office:value-type="string" calcext:value-type="string" table:number-columns-spanned="1" table:number-rows-spanned="3">
            <text:p>PCB h</text:p>
          </table:table-cell>
          <table:table-cell table:style-name="ce3" office:value-type="string" calcext:value-type="string" table:number-columns-spanned="1" table:number-rows-spanned="3">
            <text:p>Axis</text:p>
          </table:table-cell>
          <table:table-cell table:style-name="ce3" office:value-type="string" calcext:value-type="string" table:number-columns-spanned="1" table:number-rows-spanned="3">
            <text:p>Axis</text:p>
          </table:table-cell>
          <table:table-cell table:style-name="ce44" office:value-type="string" calcext:value-type="string">
            <text:p>HP</text:p>
          </table:table-cell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6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6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6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6" office:value-type="float" office:value="32" calcext:value-type="float" table:number-columns-spanned="2" table:number-rows-spanned="1">
            <text:p>32</text:p>
          </table:table-cell>
          <table:covered-table-cell table:style-name="ce13"/>
          <table:table-cell table:style-name="ce1" table:number-columns-repeated="1001"/>
        </table:table-row>
        <table:table-row table:style-name="ro1">
          <table:covered-table-cell table:number-columns-repeated="3" table:style-name="ce3"/>
          <table:covered-table-cell table:style-name="Default"/>
          <table:table-cell table:style-name="ce4"/>
          <table:table-cell table:style-name="ce52" table:formula="of:=[.F1]*[.$H$34]+[.$O$34]" office:value-type="float" office:value="20.32" calcext:value-type="float" table:number-columns-spanned="2" table:number-rows-spanned="1">
            <text:p>20.32</text:p>
          </table:table-cell>
          <table:covered-table-cell table:style-name="ce61"/>
          <table:table-cell table:style-name="ce52" table:formula="of:=[.H1]*[.$H$34]+[.$O$34]" office:value-type="float" office:value="40.64" calcext:value-type="float" table:number-columns-spanned="2" table:number-rows-spanned="1">
            <text:p>40.64</text:p>
          </table:table-cell>
          <table:covered-table-cell table:style-name="ce61"/>
          <table:table-cell table:style-name="ce52" table:formula="of:=[.J1]*[.$H$34]+[.$O$34]" office:value-type="float" office:value="60.96" calcext:value-type="float" table:number-columns-spanned="2" table:number-rows-spanned="1">
            <text:p>60.96</text:p>
          </table:table-cell>
          <table:covered-table-cell table:style-name="ce61"/>
          <table:table-cell table:style-name="ce52" table:formula="of:=[.L1]*[.$H$34]+[.M34]" office:value-type="float" office:value="81.28" calcext:value-type="float" table:number-columns-spanned="2" table:number-rows-spanned="1">
            <text:p>81.28</text:p>
          </table:table-cell>
          <table:covered-table-cell table:style-name="ce61"/>
          <table:table-cell table:style-name="ce52" table:formula="of:=[.N1]*[.$H$34]+[.$O$34]" office:value-type="float" office:value="101.6" calcext:value-type="float" table:number-columns-spanned="2" table:number-rows-spanned="1">
            <text:p>101.6</text:p>
          </table:table-cell>
          <table:covered-table-cell table:style-name="ce61"/>
          <table:table-cell table:style-name="ce52" table:formula="of:=[.P1]*[.$H$34]+[.$O$34]" office:value-type="float" office:value="121.92" calcext:value-type="float" table:number-columns-spanned="2" table:number-rows-spanned="1">
            <text:p>121.92</text:p>
          </table:table-cell>
          <table:covered-table-cell table:style-name="ce61"/>
          <table:table-cell table:style-name="ce52" table:formula="of:=[.R1]*[.$H$34]+[.$O$34]" office:value-type="float" office:value="142.24" calcext:value-type="float" table:number-columns-spanned="2" table:number-rows-spanned="1">
            <text:p>142.24</text:p>
          </table:table-cell>
          <table:covered-table-cell table:style-name="ce61"/>
          <table:table-cell table:style-name="ce52" table:formula="of:=[.T1]*[.$H$34]+[.$O$34]" office:value-type="float" office:value="162.56" calcext:value-type="float" table:number-columns-spanned="2" table:number-rows-spanned="1">
            <text:p>162.56</text:p>
          </table:table-cell>
          <table:covered-table-cell table:style-name="ce61"/>
          <table:table-cell table:style-name="ce1" table:number-columns-repeated="1001"/>
        </table:table-row>
        <table:table-row table:style-name="ro1">
          <table:covered-table-cell table:number-columns-repeated="3" table:style-name="ce30"/>
          <table:covered-table-cell table:style-name="Default" office:value-type="string" calcext:value-type="string">
            <text:p>Axis</text:p>
          </table:covered-table-cell>
          <table:table-cell table:style-name="ce5"/>
          <table:table-cell table:style-name="ce52" table:formula="of:=2*[.H34]" office:value-type="float" office:value="10.16" calcext:value-type="float">
            <text:p>10.16</text:p>
          </table:table-cell>
          <table:table-cell table:style-name="ce14" table:formula="of:=4*[.$H$34]+[.F3]" office:value-type="float" office:value="30.48" calcext:value-type="float" table:number-columns-spanned="2" table:number-rows-spanned="1">
            <text:p>30.48</text:p>
          </table:table-cell>
          <table:covered-table-cell table:style-name="ce7"/>
          <table:table-cell table:style-name="ce14" table:formula="of:=4*[.$H$34]+[.G3]" office:value-type="float" office:value="50.8" calcext:value-type="float" table:number-columns-spanned="2" table:number-rows-spanned="1">
            <text:p>50.8</text:p>
          </table:table-cell>
          <table:covered-table-cell table:style-name="ce7"/>
          <table:table-cell table:style-name="ce14" table:formula="of:=4*[.$H$34]+[.I3]" office:value-type="float" office:value="71.12" calcext:value-type="float" table:number-columns-spanned="2" table:number-rows-spanned="1">
            <text:p>71.12</text:p>
          </table:table-cell>
          <table:covered-table-cell table:style-name="ce7"/>
          <table:table-cell table:style-name="ce14" table:formula="of:=4*[.$H$34]+[.K3]" office:value-type="float" office:value="91.44" calcext:value-type="float" table:number-columns-spanned="2" table:number-rows-spanned="1">
            <text:p>91.44</text:p>
          </table:table-cell>
          <table:covered-table-cell table:style-name="ce7"/>
          <table:table-cell table:style-name="ce14" table:formula="of:=4*[.$H$34]+[.M3]" office:value-type="float" office:value="111.76" calcext:value-type="float" table:number-columns-spanned="2" table:number-rows-spanned="1">
            <text:p>111.76</text:p>
          </table:table-cell>
          <table:covered-table-cell table:style-name="ce7"/>
          <table:table-cell table:style-name="ce14" table:formula="of:=4*[.$H$34]+[.O3]" office:value-type="float" office:value="132.08" calcext:value-type="float" table:number-columns-spanned="2" table:number-rows-spanned="1">
            <text:p>132.08</text:p>
          </table:table-cell>
          <table:covered-table-cell table:style-name="ce7"/>
          <table:table-cell table:style-name="ce14" table:formula="of:=4*[.$H$34]+[.Q3]" office:value-type="float" office:value="152.4" calcext:value-type="float" table:number-columns-spanned="2" table:number-rows-spanned="1">
            <text:p>152.4</text:p>
          </table:table-cell>
          <table:covered-table-cell table:style-name="ce7"/>
          <table:table-cell table:style-name="ce61"/>
          <table:table-cell table:style-name="ce1" table:number-columns-repeated="1001"/>
        </table:table-row>
        <table:table-row table:style-name="ro1">
          <table:table-cell table:style-name="ce31" table:formula="of:=133.4+[.$M$35]" office:value-type="float" office:value="133.4" calcext:value-type="float" table:number-columns-spanned="1" table:number-rows-spanned="26">
            <text:p>133.4</text:p>
          </table:table-cell>
          <table:table-cell table:style-name="ce31" table:formula="of:=2*[.H34]+[.$M$35]" office:value-type="float" office:value="10.16" calcext:value-type="float" table:number-columns-spanned="1" table:number-rows-spanned="2">
            <text:p>10.16</text:p>
          </table:table-cell>
          <table:table-cell table:style-name="ce37" table:formula="of:=5*[.H34]" office:value-type="float" office:value="25.4" calcext:value-type="float" table:number-columns-spanned="1" table:number-rows-spanned="5">
            <text:p>25.4</text:p>
          </table:table-cell>
          <table:table-cell table:style-name="ce41" table:number-columns-spanned="1" table:number-rows-spanned="2"/>
          <table:table-cell table:style-name="ce47"/>
          <table:table-cell table:style-name="ce53"/>
          <table:table-cell table:style-name="ce63"/>
          <table:table-cell table:style-name="ce71"/>
          <table:table-cell table:style-name="ce78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style-name="ce38"/>
          <table:covered-table-cell table:style-name="ce42"/>
          <table:table-cell table:style-name="ce48"/>
          <table:table-cell table:style-name="ce54"/>
          <table:table-cell table:style-name="ce64"/>
          <table:table-cell table:style-name="ce72"/>
          <table:table-cell table:style-name="ce79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number-columns-repeated="1001"/>
        </table:table-row>
        <table:table-row table:style-name="ro1">
          <table:covered-table-cell table:style-name="ce32"/>
          <table:table-cell table:style-name="ce35" table:formula="of:=[.A4]-[.B4]-[.B28]" office:value-type="float" office:value="111.76" calcext:value-type="float" table:number-columns-spanned="1" table:number-rows-spanned="22">
            <text:p>111.76</text:p>
          </table:table-cell>
          <table:covered-table-cell table:style-name="ce38"/>
          <table:table-cell table:style-name="ce37" table:formula="of:=3*[.H34]+[.M35]" office:value-type="float" office:value="15.24" calcext:value-type="float" table:number-columns-spanned="1" table:number-rows-spanned="3">
            <text:p>15.24</text:p>
          </table:table-cell>
          <table:table-cell table:style-name="ce47" table:formula="of:=3*[.$H$34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4]+[.C4]" office:value-type="float" office:value="45.72" calcext:value-type="float" table:number-columns-spanned="1" table:number-rows-spanned="4">
            <text:p>45.72</text:p>
          </table:table-cell>
          <table:table-cell table:style-name="ce39" table:formula="of:=4*[.$H$34]+[.D6]" office:value-type="float" office:value="35.56" calcext:value-type="float" table:number-columns-spanned="1" table:number-rows-spanned="4">
            <text:p>35.56</text:p>
          </table:table-cell>
          <table:table-cell table:style-name="ce49" table:formula="of:=4*[.$H$34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5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8" table:formula="of:=4*[.$H$34]+[.C9]" office:value-type="float" office:value="66.04" calcext:value-type="float" table:number-columns-spanned="1" table:number-rows-spanned="4">
            <text:p>66.04</text:p>
          </table:table-cell>
          <table:table-cell table:style-name="ce38" table:formula="of:=4*[.$H$34]+[.D9]" office:value-type="float" office:value="55.88" calcext:value-type="float" table:number-columns-spanned="1" table:number-rows-spanned="4">
            <text:p>55.88</text:p>
          </table:table-cell>
          <table:table-cell table:style-name="ce48" table:formula="of:=4*[.$H$34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4]+[.C13]" office:value-type="float" office:value="86.36" calcext:value-type="float" table:number-columns-spanned="1" table:number-rows-spanned="4">
            <text:p>86.36</text:p>
          </table:table-cell>
          <table:table-cell table:style-name="ce39" table:formula="of:=4*[.$H$34]+[.D13]" office:value-type="float" office:value="76.2" calcext:value-type="float" table:number-columns-spanned="1" table:number-rows-spanned="4">
            <text:p>76.2</text:p>
          </table:table-cell>
          <table:table-cell table:style-name="ce49" table:formula="of:=4*[.$H$34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5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4]+[.C17]" office:value-type="float" office:value="106.68" calcext:value-type="float" table:number-columns-spanned="1" table:number-rows-spanned="4">
            <text:p>106.68</text:p>
          </table:table-cell>
          <table:table-cell table:style-name="ce40" table:formula="of:=4*[.$H$34]+[.D17]" office:value-type="float" office:value="96.52" calcext:value-type="float" table:number-columns-spanned="1" table:number-rows-spanned="4">
            <text:p>96.52</text:p>
          </table:table-cell>
          <table:table-cell table:style-name="ce50" table:formula="of:=4*[.$H$34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5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4]+[.C21]" office:value-type="float" office:value="127" calcext:value-type="float" table:number-columns-spanned="1" table:number-rows-spanned="5">
            <text:p>127</text:p>
          </table:table-cell>
          <table:table-cell table:style-name="ce40" table:formula="of:=3*[.$H$34]+[.D21]" office:value-type="float" office:value="111.76" calcext:value-type="float" table:number-columns-spanned="1" table:number-rows-spanned="3">
            <text:p>111.76</text:p>
          </table:table-cell>
          <table:table-cell table:style-name="ce50" table:formula="of:=3*[.$H$34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4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number-columns-repeated="2" table:style-name="ce32"/>
          <table:covered-table-cell table:style-name="ce38"/>
          <table:covered-table-cell table:style-name="ce40"/>
          <table:covered-table-cell table:style-name="ce50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table-cell table:style-name="ce31" office:value-type="float" office:value="11.48" calcext:value-type="float" table:number-columns-spanned="1" table:number-rows-spanned="2">
            <text:p>11.48</text:p>
          </table:table-cell>
          <table:covered-table-cell table:style-name="ce38"/>
          <table:table-cell table:style-name="ce42"/>
          <table:table-cell table:style-name="ce48"/>
          <table:table-cell table:style-name="ce58"/>
          <table:table-cell table:style-name="ce68"/>
          <table:table-cell table:style-name="ce76"/>
          <table:table-cell table:style-name="ce83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number-columns-repeated="1001"/>
        </table:table-row>
        <table:table-row table:style-name="ro1">
          <table:covered-table-cell table:style-name="ce33"/>
          <table:covered-table-cell table:style-name="ce36"/>
          <table:covered-table-cell table:style-name="ce40"/>
          <table:table-cell table:style-name="ce43"/>
          <table:table-cell table:style-name="ce50"/>
          <table:table-cell table:style-name="ce59"/>
          <table:table-cell table:style-name="ce69"/>
          <table:table-cell table:style-name="ce77"/>
          <table:table-cell table:style-name="ce84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formula="of:=[.B4]+[.B6]+[.B28]" office:value-type="float" office:value="133.4" calcext:value-type="float">
            <text:p>133.4</text:p>
          </table:table-cell>
          <table:table-cell table:number-columns-repeated="2"/>
          <table:table-cell table:formula="of:=[.E6]+[.E9]+[.E13]+[.E17]+[.E21]+[.E25]" office:value-type="float" office:value="111.76" calcext:value-type="float">
            <text:p>111.76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HP</text:p>
          </table:table-cell>
          <table:table-cell/>
          <table:table-cell office:value-type="float" office:value="5.08" calcext:value-type="float">
            <text:p>5.08</text:p>
          </table:table-cell>
          <table:table-cell table:number-columns-repeated="3"/>
          <table:table-cell office:value-type="string" calcext:value-type="string">
            <text:p>Offset X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Offset Y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1:59:31.170573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38:00.464625202</meta:creation-date>
    <dc:date>2019-08-18T21:11:29.710008773</dc:date>
    <meta:editing-duration>PT39M44S</meta:editing-duration>
    <meta:editing-cycles>2</meta:editing-cycles>
    <meta:generator>LibreOffice/6.2.5.2$Linux_X86_64 LibreOffice_project/20$Build-2</meta:generator>
    <meta:document-statistic meta:table-count="1" meta:cell-count="60" meta:object-count="20"/>
  </office:meta>
</office:document-meta>
</file>